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Standard">
      <style:text-properties fo:font-size="9pt" officeooo:rsid="001da29e" officeooo:paragraph-rsid="001da29e" style:font-size-asian="9pt" style:font-size-complex="9pt"/>
    </style:style>
    <style:style style:name="P3" style:family="paragraph" style:parent-style-name="Standard">
      <style:text-properties fo:font-size="16pt" fo:font-weight="bold" officeooo:rsid="001da29e" officeooo:paragraph-rsid="001da29e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2pt" fo:font-weight="bold" officeooo:rsid="001eb1c0" officeooo:paragraph-rsid="001eb1c0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weight="normal" officeooo:rsid="00209721" officeooo:paragraph-rsid="00209721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size="9pt" officeooo:rsid="001da29e" officeooo:paragraph-rsid="001da29e" style:font-size-asian="9pt" style:font-size-complex="9pt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XCEPTION</text:p>
      <text:p text:style-name="P2"/>
      <text:p text:style-name="P1"/>
      <text:p text:style-name="P2">Xc_net.summary()</text:p>
      <text:p text:style-name="P2">__________________________________________________________________________________________________</text:p>
      <text:p text:style-name="P2">Layer (type) <text:s text:c="19"/>Output Shape <text:s text:c="8"/>Param # <text:s text:c="4"/>Connected to <text:s text:c="20"/></text:p>
      <text:p text:style-name="P2">==================================================================================================</text:p>
      <text:p text:style-name="P2">input_1 (InputLayer) <text:s text:c="11"/>(None, 224, 224, 3) <text:s/>0 <text:s text:c="43"/></text:p>
      <text:p text:style-name="P2">__________________________________________________________________________________________________</text:p>
      <text:p text:style-name="P2">block1_conv1 (Conv2D) <text:s text:c="10"/>(None, 111, 111, 32) 864 <text:s text:c="8"/>input_1[0][0] <text:s text:c="19"/></text:p>
      <text:p text:style-name="P2">__________________________________________________________________________________________________</text:p>
      <text:p text:style-name="P2">block1_conv1_bn (BatchNormaliza (None, 111, 111, 32) 128 <text:s text:c="8"/>block1_conv1[0][0] <text:s text:c="14"/></text:p>
      <text:p text:style-name="P2">__________________________________________________________________________________________________</text:p>
      <text:p text:style-name="P2">block1_conv1_act (Activation) <text:s text:c="2"/>(None, 111, 111, 32) 0 <text:s text:c="10"/>block1_conv1_bn[0][0] <text:s text:c="11"/></text:p>
      <text:p text:style-name="P2">__________________________________________________________________________________________________</text:p>
      <text:p text:style-name="P2">block1_conv2 (Conv2D) <text:s text:c="10"/>(None, 109, 109, 64) 18432 <text:s text:c="6"/>block1_conv1_act[0][0] <text:s text:c="10"/></text:p>
      <text:p text:style-name="P2">__________________________________________________________________________________________________</text:p>
      <text:p text:style-name="P2">block1_conv2_bn (BatchNormaliza (None, 109, 109, 64) 256 <text:s text:c="8"/>block1_conv2[0][0] <text:s text:c="14"/></text:p>
      <text:p text:style-name="P2">__________________________________________________________________________________________________</text:p>
      <text:p text:style-name="P2">block1_conv2_act (Activation) <text:s text:c="2"/>(None, 109, 109, 64) 0 <text:s text:c="10"/>block1_conv2_bn[0][0] <text:s text:c="11"/></text:p>
      <text:p text:style-name="P2">__________________________________________________________________________________________________</text:p>
      <text:p text:style-name="P2">block2_sepconv1 (SeparableConv2 (None, 109, 109, 128 8768 <text:s text:c="7"/>block1_conv2_act[0][0] <text:s text:c="10"/></text:p>
      <text:p text:style-name="P2">__________________________________________________________________________________________________</text:p>
      <text:p text:style-name="P2">block2_sepconv1_bn (BatchNormal (None, 109, 109, 128 512 <text:s text:c="8"/>block2_sepconv1[0][0] <text:s text:c="11"/></text:p>
      <text:p text:style-name="P2">__________________________________________________________________________________________________</text:p>
      <text:p text:style-name="P2">block2_sepconv2_act (Activation (None, 109, 109, 128 0 <text:s text:c="10"/>block2_sepconv1_bn[0][0] <text:s text:c="8"/></text:p>
      <text:p text:style-name="P2">__________________________________________________________________________________________________</text:p>
      <text:p text:style-name="P2">block2_sepconv2 (SeparableConv2 (None, 109, 109, 128 17536 <text:s text:c="6"/>block2_sepconv2_act[0][0] <text:s text:c="7"/></text:p>
      <text:p text:style-name="P2">__________________________________________________________________________________________________</text:p>
      <text:p text:style-name="P2">block2_sepconv2_bn (BatchNormal (None, 109, 109, 128 512 <text:s text:c="8"/>block2_sepconv2[0][0] <text:s text:c="11"/></text:p>
      <text:p text:style-name="P2">__________________________________________________________________________________________________</text:p>
      <text:p text:style-name="P2">conv2d_1 (Conv2D) <text:s text:c="14"/>(None, 55, 55, 128) <text:s/>8192 <text:s text:c="7"/>block1_conv2_act[0][0] <text:s text:c="10"/></text:p>
      <text:p text:style-name="P2">__________________________________________________________________________________________________</text:p>
      <text:p text:style-name="P2">block2_pool (MaxPooling2D) <text:s text:c="5"/>(None, 55, 55, 128) <text:s/>0 <text:s text:c="10"/>block2_sepconv2_bn[0][0] <text:s text:c="8"/></text:p>
      <text:p text:style-name="P2">__________________________________________________________________________________________________</text:p>
      <text:p text:style-name="P2">batch_normalization_1 (BatchNor (None, 55, 55, 128) <text:s/>512 <text:s text:c="8"/>conv2d_1[0][0] <text:s text:c="18"/></text:p>
      <text:p text:style-name="P2">__________________________________________________________________________________________________</text:p>
      <text:p text:style-name="P2">add_1 (Add) <text:s text:c="20"/>(None, 55, 55, 128) <text:s/>0 <text:s text:c="10"/>block2_pool[0][0] <text:s text:c="15"/></text:p>
      <text:p text:style-name="P2"><text:s text:c="65"/>batch_normalization_1[0][0] <text:s text:c="5"/></text:p>
      <text:p text:style-name="P2">__________________________________________________________________________________________________</text:p>
      <text:p text:style-name="P2">block3_sepconv1_act (Activation (None, 55, 55, 128) <text:s/>0 <text:s text:c="10"/>add_1[0][0] <text:s text:c="21"/></text:p>
      <text:p text:style-name="P2">__________________________________________________________________________________________________</text:p>
      <text:p text:style-name="P2">block3_sepconv1 (SeparableConv2 (None, 55, 55, 256) <text:s/>33920 <text:s text:c="6"/>block3_sepconv1_act[0][0] <text:s text:c="7"/></text:p>
      <text:p text:style-name="P2">__________________________________________________________________________________________________</text:p>
      <text:p text:style-name="P2">block3_sepconv1_bn (BatchNormal (None, 55, 55, 256) <text:s/>1024 <text:s text:c="7"/>block3_sepconv1[0][0] <text:s text:c="11"/></text:p>
      <text:p text:style-name="P2">__________________________________________________________________________________________________</text:p>
      <text:p text:style-name="P2">block3_sepconv2_act (Activation (None, 55, 55, 256) <text:s/>0 <text:s text:c="10"/>block3_sepconv1_bn[0][0] <text:s text:c="8"/></text:p>
      <text:p text:style-name="P2">__________________________________________________________________________________________________</text:p>
      <text:p text:style-name="P2">block3_sepconv2 (SeparableConv2 (None, 55, 55, 256) <text:s/>67840 <text:s text:c="6"/>block3_sepconv2_act[0][0] <text:s text:c="7"/></text:p>
      <text:p text:style-name="P2">__________________________________________________________________________________________________</text:p>
      <text:p text:style-name="P2">block3_sepconv2_bn (BatchNormal (None, 55, 55, 256) <text:s/>1024 <text:s text:c="7"/>block3_sepconv2[0][0] <text:s text:c="11"/></text:p>
      <text:p text:style-name="P2">__________________________________________________________________________________________________</text:p>
      <text:p text:style-name="P2">conv2d_2 (Conv2D) <text:s text:c="14"/>(None, 28, 28, 256) <text:s/>32768 <text:s text:c="6"/>add_1[0][0] <text:s text:c="21"/></text:p>
      <text:p text:style-name="P2">__________________________________________________________________________________________________</text:p>
      <text:p text:style-name="P2">block3_pool (MaxPooling2D) <text:s text:c="5"/>(None, 28, 28, 256) <text:s/>0 <text:s text:c="10"/>block3_sepconv2_bn[0][0] <text:s text:c="8"/></text:p>
      <text:p text:style-name="P2">__________________________________________________________________________________________________</text:p>
      <text:p text:style-name="P2">batch_normalization_2 (BatchNor (None, 28, 28, 256) <text:s/>1024 <text:s text:c="7"/>conv2d_2[0][0] <text:s text:c="18"/></text:p>
      <text:p text:style-name="P2">__________________________________________________________________________________________________</text:p>
      <text:p text:style-name="P2">add_2 (Add) <text:s text:c="20"/>(None, 28, 28, 256) <text:s/>0 <text:s text:c="10"/>block3_pool[0][0] <text:s text:c="15"/></text:p>
      <text:p text:style-name="P2"><text:s text:c="65"/>batch_normalization_2[0][0] <text:s text:c="5"/></text:p>
      <text:p text:style-name="P2">__________________________________________________________________________________________________</text:p>
      <text:p text:style-name="P2">block4_sepconv1_act (Activation (None, 28, 28, 256) <text:s/>0 <text:s text:c="10"/>add_2[0][0] <text:s text:c="21"/></text:p>
      <text:p text:style-name="P2">__________________________________________________________________________________________________</text:p>
      <text:p text:style-name="P2">block4_sepconv1 (SeparableConv2 (None, 28, 28, 728) <text:s/>188672 <text:s text:c="5"/>block4_sepconv1_act[0][0] <text:s text:c="7"/></text:p>
      <text:p text:style-name="P2"><text:soft-page-break/>__________________________________________________________________________________________________</text:p>
      <text:p text:style-name="P2">block4_sepconv1_bn (BatchNormal (None, 28, 28, 728) <text:s/>2912 <text:s text:c="7"/>block4_sepconv1[0][0] <text:s text:c="11"/></text:p>
      <text:p text:style-name="P2">__________________________________________________________________________________________________</text:p>
      <text:p text:style-name="P2">block4_sepconv2_act (Activation (None, 28, 28, 728) <text:s/>0 <text:s text:c="10"/>block4_sepconv1_bn[0][0] <text:s text:c="8"/></text:p>
      <text:p text:style-name="P2">__________________________________________________________________________________________________</text:p>
      <text:p text:style-name="P2">block4_sepconv2 (SeparableConv2 (None, 28, 28, 728) <text:s/>536536 <text:s text:c="5"/>block4_sepconv2_act[0][0] <text:s text:c="7"/></text:p>
      <text:p text:style-name="P2">__________________________________________________________________________________________________</text:p>
      <text:p text:style-name="P2">block4_sepconv2_bn (BatchNormal (None, 28, 28, 728) <text:s/>2912 <text:s text:c="7"/>block4_sepconv2[0][0] <text:s text:c="11"/></text:p>
      <text:p text:style-name="P2">__________________________________________________________________________________________________</text:p>
      <text:p text:style-name="P2">conv2d_3 (Conv2D) <text:s text:c="14"/>(None, 14, 14, 728) <text:s/>186368 <text:s text:c="5"/>add_2[0][0] <text:s text:c="21"/></text:p>
      <text:p text:style-name="P2">__________________________________________________________________________________________________</text:p>
      <text:p text:style-name="P2">block4_pool (MaxPooling2D) <text:s text:c="5"/>(None, 14, 14, 728) <text:s/>0 <text:s text:c="10"/>block4_sepconv2_bn[0][0] <text:s text:c="8"/></text:p>
      <text:p text:style-name="P2">__________________________________________________________________________________________________</text:p>
      <text:p text:style-name="P2">batch_normalization_3 (BatchNor (None, 14, 14, 728) <text:s/>2912 <text:s text:c="7"/>conv2d_3[0][0] <text:s text:c="18"/></text:p>
      <text:p text:style-name="P2">__________________________________________________________________________________________________</text:p>
      <text:p text:style-name="P2">add_3 (Add) <text:s text:c="20"/>(None, 14, 14, 728) <text:s/>0 <text:s text:c="10"/>block4_pool[0][0] <text:s text:c="15"/></text:p>
      <text:p text:style-name="P2"><text:s text:c="65"/>batch_normalization_3[0][0] <text:s text:c="5"/></text:p>
      <text:p text:style-name="P2">__________________________________________________________________________________________________</text:p>
      <text:p text:style-name="P2">block5_sepconv1_act (Activation (None, 14, 14, 728) <text:s/>0 <text:s text:c="10"/>add_3[0][0] <text:s text:c="21"/></text:p>
      <text:p text:style-name="P2">__________________________________________________________________________________________________</text:p>
      <text:p text:style-name="P2">block5_sepconv1 (SeparableConv2 (None, 14, 14, 728) <text:s/>536536 <text:s text:c="5"/>block5_sepconv1_act[0][0] <text:s text:c="7"/></text:p>
      <text:p text:style-name="P2">__________________________________________________________________________________________________</text:p>
      <text:p text:style-name="P2">block5_sepconv1_bn (BatchNormal (None, 14, 14, 728) <text:s/>2912 <text:s text:c="7"/>block5_sepconv1[0][0] <text:s text:c="11"/></text:p>
      <text:p text:style-name="P2">__________________________________________________________________________________________________</text:p>
      <text:p text:style-name="P2">block5_sepconv2_act (Activation (None, 14, 14, 728) <text:s/>0 <text:s text:c="10"/>block5_sepconv1_bn[0][0] <text:s text:c="8"/></text:p>
      <text:p text:style-name="P2">__________________________________________________________________________________________________</text:p>
      <text:p text:style-name="P2">block5_sepconv2 (SeparableConv2 (None, 14, 14, 728) <text:s/>536536 <text:s text:c="5"/>block5_sepconv2_act[0][0] <text:s text:c="7"/></text:p>
      <text:p text:style-name="P2">__________________________________________________________________________________________________</text:p>
      <text:p text:style-name="P2">block5_sepconv2_bn (BatchNormal (None, 14, 14, 728) <text:s/>2912 <text:s text:c="7"/>block5_sepconv2[0][0] <text:s text:c="11"/></text:p>
      <text:p text:style-name="P2">__________________________________________________________________________________________________</text:p>
      <text:p text:style-name="P2">block5_sepconv3_act (Activation (None, 14, 14, 728) <text:s/>0 <text:s text:c="10"/>block5_sepconv2_bn[0][0] <text:s text:c="8"/></text:p>
      <text:p text:style-name="P2">__________________________________________________________________________________________________</text:p>
      <text:p text:style-name="P2">block5_sepconv3 (SeparableConv2 (None, 14, 14, 728) <text:s/>536536 <text:s text:c="5"/>block5_sepconv3_act[0][0] <text:s text:c="7"/></text:p>
      <text:p text:style-name="P2">__________________________________________________________________________________________________</text:p>
      <text:p text:style-name="P2">block5_sepconv3_bn (BatchNormal (None, 14, 14, 728) <text:s/>2912 <text:s text:c="7"/>block5_sepconv3[0][0] <text:s text:c="11"/></text:p>
      <text:p text:style-name="P2">__________________________________________________________________________________________________</text:p>
      <text:p text:style-name="P2">add_4 (Add) <text:s text:c="20"/>(None, 14, 14, 728) <text:s/>0 <text:s text:c="10"/>block5_sepconv3_bn[0][0] <text:s text:c="8"/></text:p>
      <text:p text:style-name="P2"><text:s text:c="65"/>add_3[0][0] <text:s text:c="21"/></text:p>
      <text:p text:style-name="P2">__________________________________________________________________________________________________</text:p>
      <text:p text:style-name="P2">block6_sepconv1_act (Activation (None, 14, 14, 728) <text:s/>0 <text:s text:c="10"/>add_4[0][0] <text:s text:c="21"/></text:p>
      <text:p text:style-name="P2">__________________________________________________________________________________________________</text:p>
      <text:p text:style-name="P2">block6_sepconv1 (SeparableConv2 (None, 14, 14, 728) <text:s/>536536 <text:s text:c="5"/>block6_sepconv1_act[0][0] <text:s text:c="7"/></text:p>
      <text:p text:style-name="P2">__________________________________________________________________________________________________</text:p>
      <text:p text:style-name="P2">block6_sepconv1_bn (BatchNormal (None, 14, 14, 728) <text:s/>2912 <text:s text:c="7"/>block6_sepconv1[0][0] <text:s text:c="11"/></text:p>
      <text:p text:style-name="P2">__________________________________________________________________________________________________</text:p>
      <text:p text:style-name="P2">block6_sepconv2_act (Activation (None, 14, 14, 728) <text:s/>0 <text:s text:c="10"/>block6_sepconv1_bn[0][0] <text:s text:c="8"/></text:p>
      <text:p text:style-name="P2">__________________________________________________________________________________________________</text:p>
      <text:p text:style-name="P2">block6_sepconv2 (SeparableConv2 (None, 14, 14, 728) <text:s/>536536 <text:s text:c="5"/>block6_sepconv2_act[0][0] <text:s text:c="7"/></text:p>
      <text:p text:style-name="P2">__________________________________________________________________________________________________</text:p>
      <text:p text:style-name="P2">block6_sepconv2_bn (BatchNormal (None, 14, 14, 728) <text:s/>2912 <text:s text:c="7"/>block6_sepconv2[0][0] <text:s text:c="11"/></text:p>
      <text:p text:style-name="P2">__________________________________________________________________________________________________</text:p>
      <text:p text:style-name="P2">block6_sepconv3_act (Activation (None, 14, 14, 728) <text:s/>0 <text:s text:c="10"/>block6_sepconv2_bn[0][0] <text:s text:c="8"/></text:p>
      <text:p text:style-name="P2">__________________________________________________________________________________________________</text:p>
      <text:p text:style-name="P2">block6_sepconv3 (SeparableConv2 (None, 14, 14, 728) <text:s/>536536 <text:s text:c="5"/>block6_sepconv3_act[0][0] <text:s text:c="7"/></text:p>
      <text:p text:style-name="P2">__________________________________________________________________________________________________</text:p>
      <text:p text:style-name="P2">block6_sepconv3_bn (BatchNormal (None, 14, 14, 728) <text:s/>2912 <text:s text:c="7"/>block6_sepconv3[0][0] <text:s text:c="11"/></text:p>
      <text:p text:style-name="P2">__________________________________________________________________________________________________</text:p>
      <text:p text:style-name="P2">add_5 (Add) <text:s text:c="20"/>(None, 14, 14, 728) <text:s/>0 <text:s text:c="10"/>block6_sepconv3_bn[0][0] <text:s text:c="8"/></text:p>
      <text:p text:style-name="P2"><text:s text:c="65"/>add_4[0][0] <text:s text:c="21"/></text:p>
      <text:p text:style-name="P2">__________________________________________________________________________________________________</text:p>
      <text:p text:style-name="P2">block7_sepconv1_act (Activation (None, 14, 14, 728) <text:s/>0 <text:s text:c="10"/>add_5[0][0] <text:s text:c="21"/></text:p>
      <text:p text:style-name="P2">__________________________________________________________________________________________________</text:p>
      <text:p text:style-name="P2">block7_sepconv1 (SeparableConv2 (None, 14, 14, 728) <text:s/>536536 <text:s text:c="5"/>block7_sepconv1_act[0][0] <text:s text:c="7"/></text:p>
      <text:p text:style-name="P2">__________________________________________________________________________________________________</text:p>
      <text:p text:style-name="P2">block7_sepconv1_bn (BatchNormal (None, 14, 14, 728) <text:s/>2912 <text:s text:c="7"/>block7_sepconv1[0][0] <text:s text:c="11"/></text:p>
      <text:p text:style-name="P2"><text:soft-page-break/>__________________________________________________________________________________________________</text:p>
      <text:p text:style-name="P2">block7_sepconv2_act (Activation (None, 14, 14, 728) <text:s/>0 <text:s text:c="10"/>block7_sepconv1_bn[0][0] <text:s text:c="8"/></text:p>
      <text:p text:style-name="P2">__________________________________________________________________________________________________</text:p>
      <text:p text:style-name="P2">block7_sepconv2 (SeparableConv2 (None, 14, 14, 728) <text:s/>536536 <text:s text:c="5"/>block7_sepconv2_act[0][0] <text:s text:c="7"/></text:p>
      <text:p text:style-name="P2">__________________________________________________________________________________________________</text:p>
      <text:p text:style-name="P2">block7_sepconv2_bn (BatchNormal (None, 14, 14, 728) <text:s/>2912 <text:s text:c="7"/>block7_sepconv2[0][0] <text:s text:c="11"/></text:p>
      <text:p text:style-name="P2">__________________________________________________________________________________________________</text:p>
      <text:p text:style-name="P2">block7_sepconv3_act (Activation (None, 14, 14, 728) <text:s/>0 <text:s text:c="10"/>block7_sepconv2_bn[0][0] <text:s text:c="8"/></text:p>
      <text:p text:style-name="P2">__________________________________________________________________________________________________</text:p>
      <text:p text:style-name="P2">block7_sepconv3 (SeparableConv2 (None, 14, 14, 728) <text:s/>536536 <text:s text:c="5"/>block7_sepconv3_act[0][0] <text:s text:c="7"/></text:p>
      <text:p text:style-name="P2">__________________________________________________________________________________________________</text:p>
      <text:p text:style-name="P2">block7_sepconv3_bn (BatchNormal (None, 14, 14, 728) <text:s/>2912 <text:s text:c="7"/>block7_sepconv3[0][0] <text:s text:c="11"/></text:p>
      <text:p text:style-name="P2">__________________________________________________________________________________________________</text:p>
      <text:p text:style-name="P2">add_6 (Add) <text:s text:c="20"/>(None, 14, 14, 728) <text:s/>0 <text:s text:c="10"/>block7_sepconv3_bn[0][0] <text:s text:c="8"/></text:p>
      <text:p text:style-name="P2"><text:s text:c="65"/>add_5[0][0] <text:s text:c="21"/></text:p>
      <text:p text:style-name="P2">__________________________________________________________________________________________________</text:p>
      <text:p text:style-name="P2">block8_sepconv1_act (Activation (None, 14, 14, 728) <text:s/>0 <text:s text:c="10"/>add_6[0][0] <text:s text:c="21"/></text:p>
      <text:p text:style-name="P2">__________________________________________________________________________________________________</text:p>
      <text:p text:style-name="P2">block8_sepconv1 (SeparableConv2 (None, 14, 14, 728) <text:s/>536536 <text:s text:c="5"/>block8_sepconv1_act[0][0] <text:s text:c="7"/></text:p>
      <text:p text:style-name="P2">__________________________________________________________________________________________________</text:p>
      <text:p text:style-name="P2">block8_sepconv1_bn (BatchNormal (None, 14, 14, 728) <text:s/>2912 <text:s text:c="7"/>block8_sepconv1[0][0] <text:s text:c="11"/></text:p>
      <text:p text:style-name="P2">__________________________________________________________________________________________________</text:p>
      <text:p text:style-name="P2">block8_sepconv2_act (Activation (None, 14, 14, 728) <text:s/>0 <text:s text:c="10"/>block8_sepconv1_bn[0][0] <text:s text:c="8"/></text:p>
      <text:p text:style-name="P2">__________________________________________________________________________________________________</text:p>
      <text:p text:style-name="P2">block8_sepconv2 (SeparableConv2 (None, 14, 14, 728) <text:s/>536536 <text:s text:c="5"/>block8_sepconv2_act[0][0] <text:s text:c="7"/></text:p>
      <text:p text:style-name="P2">__________________________________________________________________________________________________</text:p>
      <text:p text:style-name="P2">block8_sepconv2_bn (BatchNormal (None, 14, 14, 728) <text:s/>2912 <text:s text:c="7"/>block8_sepconv2[0][0] <text:s text:c="11"/></text:p>
      <text:p text:style-name="P2">__________________________________________________________________________________________________</text:p>
      <text:p text:style-name="P2">block8_sepconv3_act (Activation (None, 14, 14, 728) <text:s/>0 <text:s text:c="10"/>block8_sepconv2_bn[0][0] <text:s text:c="8"/></text:p>
      <text:p text:style-name="P2">__________________________________________________________________________________________________</text:p>
      <text:p text:style-name="P2">block8_sepconv3 (SeparableConv2 (None, 14, 14, 728) <text:s/>536536 <text:s text:c="5"/>block8_sepconv3_act[0][0] <text:s text:c="7"/></text:p>
      <text:p text:style-name="P2">__________________________________________________________________________________________________</text:p>
      <text:p text:style-name="P2">block8_sepconv3_bn (BatchNormal (None, 14, 14, 728) <text:s/>2912 <text:s text:c="7"/>block8_sepconv3[0][0] <text:s text:c="11"/></text:p>
      <text:p text:style-name="P2">__________________________________________________________________________________________________</text:p>
      <text:p text:style-name="P2">add_7 (Add) <text:s text:c="20"/>(None, 14, 14, 728) <text:s/>0 <text:s text:c="10"/>block8_sepconv3_bn[0][0] <text:s text:c="8"/></text:p>
      <text:p text:style-name="P2"><text:s text:c="65"/>add_6[0][0] <text:s text:c="21"/></text:p>
      <text:p text:style-name="P2">__________________________________________________________________________________________________</text:p>
      <text:p text:style-name="P2">block9_sepconv1_act (Activation (None, 14, 14, 728) <text:s/>0 <text:s text:c="10"/>add_7[0][0] <text:s text:c="21"/></text:p>
      <text:p text:style-name="P2">__________________________________________________________________________________________________</text:p>
      <text:p text:style-name="P2">block9_sepconv1 (SeparableConv2 (None, 14, 14, 728) <text:s/>536536 <text:s text:c="5"/>block9_sepconv1_act[0][0] <text:s text:c="7"/></text:p>
      <text:p text:style-name="P2">__________________________________________________________________________________________________</text:p>
      <text:p text:style-name="P2">block9_sepconv1_bn (BatchNormal (None, 14, 14, 728) <text:s/>2912 <text:s text:c="7"/>block9_sepconv1[0][0] <text:s text:c="11"/></text:p>
      <text:p text:style-name="P2">__________________________________________________________________________________________________</text:p>
      <text:p text:style-name="P2">block9_sepconv2_act (Activation (None, 14, 14, 728) <text:s/>0 <text:s text:c="10"/>block9_sepconv1_bn[0][0] <text:s text:c="8"/></text:p>
      <text:p text:style-name="P2">__________________________________________________________________________________________________</text:p>
      <text:p text:style-name="P2">block9_sepconv2 (SeparableConv2 (None, 14, 14, 728) <text:s/>536536 <text:s text:c="5"/>block9_sepconv2_act[0][0] <text:s text:c="7"/></text:p>
      <text:p text:style-name="P2">__________________________________________________________________________________________________</text:p>
      <text:p text:style-name="P2">block9_sepconv2_bn (BatchNormal (None, 14, 14, 728) <text:s/>2912 <text:s text:c="7"/>block9_sepconv2[0][0] <text:s text:c="11"/></text:p>
      <text:p text:style-name="P2">__________________________________________________________________________________________________</text:p>
      <text:p text:style-name="P2">block9_sepconv3_act (Activation (None, 14, 14, 728) <text:s/>0 <text:s text:c="10"/>block9_sepconv2_bn[0][0] <text:s text:c="8"/></text:p>
      <text:p text:style-name="P2">__________________________________________________________________________________________________</text:p>
      <text:p text:style-name="P2">block9_sepconv3 (SeparableConv2 (None, 14, 14, 728) <text:s/>536536 <text:s text:c="5"/>block9_sepconv3_act[0][0] <text:s text:c="7"/></text:p>
      <text:p text:style-name="P2">__________________________________________________________________________________________________</text:p>
      <text:p text:style-name="P2">block9_sepconv3_bn (BatchNormal (None, 14, 14, 728) <text:s/>2912 <text:s text:c="7"/>block9_sepconv3[0][0] <text:s text:c="11"/></text:p>
      <text:p text:style-name="P2">__________________________________________________________________________________________________</text:p>
      <text:p text:style-name="P2">add_8 (Add) <text:s text:c="20"/>(None, 14, 14, 728) <text:s/>0 <text:s text:c="10"/>block9_sepconv3_bn[0][0] <text:s text:c="8"/></text:p>
      <text:p text:style-name="P2"><text:s text:c="65"/>add_7[0][0] <text:s text:c="21"/></text:p>
      <text:p text:style-name="P2">__________________________________________________________________________________________________</text:p>
      <text:p text:style-name="P2">block10_sepconv1_act (Activatio (None, 14, 14, 728) <text:s/>0 <text:s text:c="10"/>add_8[0][0] <text:s text:c="21"/></text:p>
      <text:p text:style-name="P2">__________________________________________________________________________________________________</text:p>
      <text:p text:style-name="P2">block10_sepconv1 (SeparableConv (None, 14, 14, 728) <text:s/>536536 <text:s text:c="5"/>block10_sepconv1_act[0][0] <text:s text:c="6"/></text:p>
      <text:p text:style-name="P2">__________________________________________________________________________________________________</text:p>
      <text:p text:style-name="P2">block10_sepconv1_bn (BatchNorma (None, 14, 14, 728) <text:s/>2912 <text:s text:c="7"/>block10_sepconv1[0][0] <text:s text:c="10"/></text:p>
      <text:p text:style-name="P2">__________________________________________________________________________________________________</text:p>
      <text:p text:style-name="P2">block10_sepconv2_act (Activatio (None, 14, 14, 728) <text:s/>0 <text:s text:c="10"/>block10_sepconv1_bn[0][0] <text:s text:c="7"/></text:p>
      <text:p text:style-name="P2"><text:soft-page-break/>__________________________________________________________________________________________________</text:p>
      <text:p text:style-name="P2">block10_sepconv2 (SeparableConv (None, 14, 14, 728) <text:s/>536536 <text:s text:c="5"/>block10_sepconv2_act[0][0] <text:s text:c="6"/></text:p>
      <text:p text:style-name="P2">__________________________________________________________________________________________________</text:p>
      <text:p text:style-name="P2">block10_sepconv2_bn (BatchNorma (None, 14, 14, 728) <text:s/>2912 <text:s text:c="7"/>block10_sepconv2[0][0] <text:s text:c="10"/></text:p>
      <text:p text:style-name="P2">__________________________________________________________________________________________________</text:p>
      <text:p text:style-name="P2">block10_sepconv3_act (Activatio (None, 14, 14, 728) <text:s/>0 <text:s text:c="10"/>block10_sepconv2_bn[0][0] <text:s text:c="7"/></text:p>
      <text:p text:style-name="P2">__________________________________________________________________________________________________</text:p>
      <text:p text:style-name="P2">block10_sepconv3 (SeparableConv (None, 14, 14, 728) <text:s/>536536 <text:s text:c="5"/>block10_sepconv3_act[0][0] <text:s text:c="6"/></text:p>
      <text:p text:style-name="P2">__________________________________________________________________________________________________</text:p>
      <text:p text:style-name="P2">block10_sepconv3_bn (BatchNorma (None, 14, 14, 728) <text:s/>2912 <text:s text:c="7"/>block10_sepconv3[0][0] <text:s text:c="10"/></text:p>
      <text:p text:style-name="P2">__________________________________________________________________________________________________</text:p>
      <text:p text:style-name="P2">add_9 (Add) <text:s text:c="20"/>(None, 14, 14, 728) <text:s/>0 <text:s text:c="10"/>block10_sepconv3_bn[0][0] <text:s text:c="7"/></text:p>
      <text:p text:style-name="P2"><text:s text:c="65"/>add_8[0][0] <text:s text:c="21"/></text:p>
      <text:p text:style-name="P2">__________________________________________________________________________________________________</text:p>
      <text:p text:style-name="P2">block11_sepconv1_act (Activatio (None, 14, 14, 728) <text:s/>0 <text:s text:c="10"/>add_9[0][0] <text:s text:c="21"/></text:p>
      <text:p text:style-name="P2">__________________________________________________________________________________________________</text:p>
      <text:p text:style-name="P2">block11_sepconv1 (SeparableConv (None, 14, 14, 728) <text:s/>536536 <text:s text:c="5"/>block11_sepconv1_act[0][0] <text:s text:c="6"/></text:p>
      <text:p text:style-name="P2">__________________________________________________________________________________________________</text:p>
      <text:p text:style-name="P2">block11_sepconv1_bn (BatchNorma (None, 14, 14, 728) <text:s/>2912 <text:s text:c="7"/>block11_sepconv1[0][0] <text:s text:c="10"/></text:p>
      <text:p text:style-name="P2">__________________________________________________________________________________________________</text:p>
      <text:p text:style-name="P2">block11_sepconv2_act (Activatio (None, 14, 14, 728) <text:s/>0 <text:s text:c="10"/>block11_sepconv1_bn[0][0] <text:s text:c="7"/></text:p>
      <text:p text:style-name="P2">__________________________________________________________________________________________________</text:p>
      <text:p text:style-name="P2">block11_sepconv2 (SeparableConv (None, 14, 14, 728) <text:s/>536536 <text:s text:c="5"/>block11_sepconv2_act[0][0] <text:s text:c="6"/></text:p>
      <text:p text:style-name="P2">__________________________________________________________________________________________________</text:p>
      <text:p text:style-name="P2">block11_sepconv2_bn (BatchNorma (None, 14, 14, 728) <text:s/>2912 <text:s text:c="7"/>block11_sepconv2[0][0] <text:s text:c="10"/></text:p>
      <text:p text:style-name="P2">__________________________________________________________________________________________________</text:p>
      <text:p text:style-name="P2">block11_sepconv3_act (Activatio (None, 14, 14, 728) <text:s/>0 <text:s text:c="10"/>block11_sepconv2_bn[0][0] <text:s text:c="7"/></text:p>
      <text:p text:style-name="P2">__________________________________________________________________________________________________</text:p>
      <text:p text:style-name="P2">block11_sepconv3 (SeparableConv (None, 14, 14, 728) <text:s/>536536 <text:s text:c="5"/>block11_sepconv3_act[0][0] <text:s text:c="6"/></text:p>
      <text:p text:style-name="P2">__________________________________________________________________________________________________</text:p>
      <text:p text:style-name="P2">block11_sepconv3_bn (BatchNorma (None, 14, 14, 728) <text:s/>2912 <text:s text:c="7"/>block11_sepconv3[0][0] <text:s text:c="10"/></text:p>
      <text:p text:style-name="P2">__________________________________________________________________________________________________</text:p>
      <text:p text:style-name="P2">add_10 (Add) <text:s text:c="19"/>(None, 14, 14, 728) <text:s/>0 <text:s text:c="10"/>block11_sepconv3_bn[0][0] <text:s text:c="7"/></text:p>
      <text:p text:style-name="P2"><text:s text:c="65"/>add_9[0][0] <text:s text:c="21"/></text:p>
      <text:p text:style-name="P2">__________________________________________________________________________________________________</text:p>
      <text:p text:style-name="P2">block12_sepconv1_act (Activatio (None, 14, 14, 728) <text:s/>0 <text:s text:c="10"/>add_10[0][0] <text:s text:c="20"/></text:p>
      <text:p text:style-name="P2">__________________________________________________________________________________________________</text:p>
      <text:p text:style-name="P2">block12_sepconv1 (SeparableConv (None, 14, 14, 728) <text:s/>536536 <text:s text:c="5"/>block12_sepconv1_act[0][0] <text:s text:c="6"/></text:p>
      <text:p text:style-name="P2">__________________________________________________________________________________________________</text:p>
      <text:p text:style-name="P2">block12_sepconv1_bn (BatchNorma (None, 14, 14, 728) <text:s/>2912 <text:s text:c="7"/>block12_sepconv1[0][0] <text:s text:c="10"/></text:p>
      <text:p text:style-name="P2">__________________________________________________________________________________________________</text:p>
      <text:p text:style-name="P2">block12_sepconv2_act (Activatio (None, 14, 14, 728) <text:s/>0 <text:s text:c="10"/>block12_sepconv1_bn[0][0] <text:s text:c="7"/></text:p>
      <text:p text:style-name="P2">__________________________________________________________________________________________________</text:p>
      <text:p text:style-name="P2">block12_sepconv2 (SeparableConv (None, 14, 14, 728) <text:s/>536536 <text:s text:c="5"/>block12_sepconv2_act[0][0] <text:s text:c="6"/></text:p>
      <text:p text:style-name="P2">__________________________________________________________________________________________________</text:p>
      <text:p text:style-name="P2">block12_sepconv2_bn (BatchNorma (None, 14, 14, 728) <text:s/>2912 <text:s text:c="7"/>block12_sepconv2[0][0] <text:s text:c="10"/></text:p>
      <text:p text:style-name="P2">__________________________________________________________________________________________________</text:p>
      <text:p text:style-name="P2">block12_sepconv3_act (Activatio (None, 14, 14, 728) <text:s/>0 <text:s text:c="10"/>block12_sepconv2_bn[0][0] <text:s text:c="7"/></text:p>
      <text:p text:style-name="P2">__________________________________________________________________________________________________</text:p>
      <text:p text:style-name="P2">block12_sepconv3 (SeparableConv (None, 14, 14, 728) <text:s/>536536 <text:s text:c="5"/>block12_sepconv3_act[0][0] <text:s text:c="6"/></text:p>
      <text:p text:style-name="P2">__________________________________________________________________________________________________</text:p>
      <text:p text:style-name="P2">block12_sepconv3_bn (BatchNorma (None, 14, 14, 728) <text:s/>2912 <text:s text:c="7"/>block12_sepconv3[0][0] <text:s text:c="10"/></text:p>
      <text:p text:style-name="P2">__________________________________________________________________________________________________</text:p>
      <text:p text:style-name="P2">add_11 (Add) <text:s text:c="19"/>(None, 14, 14, 728) <text:s/>0 <text:s text:c="10"/>block12_sepconv3_bn[0][0] <text:s text:c="7"/></text:p>
      <text:p text:style-name="P2"><text:s text:c="65"/>add_10[0][0] <text:s text:c="20"/></text:p>
      <text:p text:style-name="P2">__________________________________________________________________________________________________</text:p>
      <text:p text:style-name="P2">block13_sepconv1_act (Activatio (None, 14, 14, 728) <text:s/>0 <text:s text:c="10"/>add_11[0][0] <text:s text:c="20"/></text:p>
      <text:p text:style-name="P2">__________________________________________________________________________________________________</text:p>
      <text:p text:style-name="P2">block13_sepconv1 (SeparableConv (None, 14, 14, 728) <text:s/>536536 <text:s text:c="5"/>block13_sepconv1_act[0][0] <text:s text:c="6"/></text:p>
      <text:p text:style-name="P2">__________________________________________________________________________________________________</text:p>
      <text:p text:style-name="P2">block13_sepconv1_bn (BatchNorma (None, 14, 14, 728) <text:s/>2912 <text:s text:c="7"/>block13_sepconv1[0][0] <text:s text:c="10"/></text:p>
      <text:p text:style-name="P2">__________________________________________________________________________________________________</text:p>
      <text:p text:style-name="P2">block13_sepconv2_act (Activatio (None, 14, 14, 728) <text:s/>0 <text:s text:c="10"/>block13_sepconv1_bn[0][0] <text:s text:c="7"/></text:p>
      <text:p text:style-name="P2">__________________________________________________________________________________________________</text:p>
      <text:p text:style-name="P2">block13_sepconv2 (SeparableConv (None, 14, 14, 1024) 752024 <text:s text:c="5"/>block13_sepconv2_act[0][0] <text:s text:c="6"/></text:p>
      <text:p text:style-name="P2"><text:soft-page-break/>__________________________________________________________________________________________________</text:p>
      <text:p text:style-name="P2">block13_sepconv2_bn (BatchNorma (None, 14, 14, 1024) 4096 <text:s text:c="7"/>block13_sepconv2[0][0] <text:s text:c="10"/></text:p>
      <text:p text:style-name="P2">__________________________________________________________________________________________________</text:p>
      <text:p text:style-name="P2">conv2d_4 (Conv2D) <text:s text:c="14"/>(None, 7, 7, 1024) <text:s text:c="2"/>745472 <text:s text:c="5"/>add_11[0][0] <text:s text:c="20"/></text:p>
      <text:p text:style-name="P2">__________________________________________________________________________________________________</text:p>
      <text:p text:style-name="P2">block13_pool (MaxPooling2D) <text:s text:c="4"/>(None, 7, 7, 1024) <text:s text:c="2"/>0 <text:s text:c="10"/>block13_sepconv2_bn[0][0] <text:s text:c="7"/></text:p>
      <text:p text:style-name="P2">__________________________________________________________________________________________________</text:p>
      <text:p text:style-name="P2">batch_normalization_4 (BatchNor (None, 7, 7, 1024) <text:s text:c="2"/>4096 <text:s text:c="7"/>conv2d_4[0][0] <text:s text:c="18"/></text:p>
      <text:p text:style-name="P2">__________________________________________________________________________________________________</text:p>
      <text:p text:style-name="P2">add_12 (Add) <text:s text:c="19"/>(None, 7, 7, 1024) <text:s text:c="2"/>0 <text:s text:c="10"/>block13_pool[0][0] <text:s text:c="14"/></text:p>
      <text:p text:style-name="P2"><text:s text:c="65"/>batch_normalization_4[0][0] <text:s text:c="5"/></text:p>
      <text:p text:style-name="P2">__________________________________________________________________________________________________</text:p>
      <text:p text:style-name="P2">block14_sepconv1 (SeparableConv (None, 7, 7, 1536) <text:s text:c="2"/>1582080 <text:s text:c="4"/>add_12[0][0] <text:s text:c="20"/></text:p>
      <text:p text:style-name="P2">__________________________________________________________________________________________________</text:p>
      <text:p text:style-name="P2">block14_sepconv1_bn (BatchNorma (None, 7, 7, 1536) <text:s text:c="2"/>6144 <text:s text:c="7"/>block14_sepconv1[0][0] <text:s text:c="10"/></text:p>
      <text:p text:style-name="P2">__________________________________________________________________________________________________</text:p>
      <text:p text:style-name="P2">block14_sepconv1_act (Activatio (None, 7, 7, 1536) <text:s text:c="2"/>0 <text:s text:c="10"/>block14_sepconv1_bn[0][0] <text:s text:c="7"/></text:p>
      <text:p text:style-name="P2">__________________________________________________________________________________________________</text:p>
      <text:p text:style-name="P2">block14_sepconv2 (SeparableConv (None, 7, 7, 2048) <text:s text:c="2"/>3159552 <text:s text:c="4"/>block14_sepconv1_act[0][0] <text:s text:c="6"/></text:p>
      <text:p text:style-name="P2">__________________________________________________________________________________________________</text:p>
      <text:p text:style-name="P2">block14_sepconv2_bn (BatchNorma (None, 7, 7, 2048) <text:s text:c="2"/>8192 <text:s text:c="7"/>block14_sepconv2[0][0] <text:s text:c="10"/></text:p>
      <text:p text:style-name="P2">__________________________________________________________________________________________________</text:p>
      <text:p text:style-name="P2">block14_sepconv2_act (Activatio (None, 7, 7, 2048) <text:s text:c="2"/>0 <text:s text:c="10"/>block14_sepconv2_bn[0][0] <text:s text:c="7"/></text:p>
      <text:p text:style-name="P2">==================================================================================================</text:p>
      <text:p text:style-name="P2">Total params: 20,861,480</text:p>
      <text:p text:style-name="P2">Trainable params: 0</text:p>
      <text:p text:style-name="P6">Non-trainable params: 20,861,480</text:p>
      <text:p text:style-name="P2"/>
      <text:p text:style-name="P4">ЕДРЕНА МАТЬ!! ВОТ ЭТО КРУТЬ!!!</text:p>
      <text:p text:style-name="P4"/>
      <text:p text:style-name="P5">startTime = time.time()</text:p>
      <text:p text:style-name="P5">Xmodel.fit_generator(</text:p>
      <text:p text:style-name="P5"><text:s text:c="4"/>train_generator,</text:p>
      <text:p text:style-name="P5"><text:s text:c="4"/>steps_per_epoch=nb_train_samples // batch_size,</text:p>
      <text:p text:style-name="P5"><text:s text:c="4"/>epochs=1, # Поскольку сеть уже обучена</text:p>
      <text:p text:style-name="P5"><text:s text:c="4"/>validation_data=val_generator,</text:p>
      <text:p text:style-name="P5"><text:s text:c="4"/>validation_steps=nb_validation_samples // batch_size)</text:p>
      <text:p text:style-name="P5">print("Elapsed time: {:.3f} sec".format(time.time() - startTime))</text:p>
      <text:p text:style-name="P5">Epoch 1/1</text:p>
      <text:p text:style-name="P5"><text:s text:c="2"/>48/3262 [..............................] - <text:span text:style-name="T1">ETA: 13:50:12</text:span> - loss: 2.7104 - acc: 0.0970</text:p>
      <text:p text:style-name="P5"/>
      <text:p text:style-name="P5">Одна эпоха собирается обрабатываться 14 часов….</text:p>
      <text:p text:style-name="P5">Увы — не наш путь :(</text:p>
      <text:p text:style-name="P5"/>
      <text:p text:style-name="P5">Снял принудительно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08:30:40.499756252</meta:creation-date>
    <dc:date>2018-10-10T09:05:59.423750352</dc:date>
    <meta:editing-duration>PT35M18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5" meta:paragraph-count="298" meta:word-count="1275" meta:character-count="27965" meta:non-whitespace-character-count="22905"/>
  </office:meta>
</office:document-meta>
</file>